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text:p>
      <text:p text:style-name="Standard">Überschreiben ist eine Beziehung zwischen Ober- und Unterklasse, bei der beide Methoden den selben Namen haben und in der Unterklasse die Methode der Unterklasse, in der Oberklasse die der Oberklasse aufgerufen wird, wohingegen Verdecken eine Attributbeziehung ist, bei der der Name des Attributs in der Unterklasse das Attribut mit der selben Bezeichnung in der Oberklasse verdeckt, in einem Objekt der Unterklasse also nicht darauf zugegriffen werden kann. Eine Überladung ist dagegen keine Klassenbeziehung, sondern alleine der Gleiche Name für Methoden mit unterschiedlichen Parametern.</text:p>
      <text:p text:style-name="Standard"/>
      <text:p text:style-name="Standard">K1 -&gt; A(I) -&gt; </text:p>
      <text:p text:style-name="Standard"/>
      <text:p text:style-name="Standard">Testchan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ebastian Unger</meta:initial-creator>
    <meta:creation-date>2017-01-17T13:09:37.92</meta:creation-date>
    <dc:date>2017-01-17T23:33:48.93</dc:date>
    <dc:creator>Sebastian Unger</dc:creator>
    <meta:editing-duration>PT12M53S</meta:editing-duration>
    <meta:editing-cycles>2</meta:editing-cycles>
    <meta:generator>OpenOffice/4.1.1$Win32 OpenOffice.org_project/411m6$Build-9775</meta:generator>
    <meta:document-statistic meta:table-count="0" meta:image-count="0" meta:object-count="0" meta:page-count="1" meta:paragraph-count="4" meta:word-count="89" meta:character-count="616"/>
  </office:meta>
</office:document-meta>
</file>